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loext:graphic-properties draw:fill="none" draw:fill-color="#ffffff"/>
      <style:paragraph-properties fo:margin-left="0.1043in" fo:margin-right="0in" fo:margin-top="0in" fo:margin-bottom="0in" style:contextual-spacing="false" fo:line-height="166%" fo:text-align="center" style:justify-single-word="false" fo:text-indent="0in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Lato" fo:font-size="24pt" fo:font-style="normal" style:text-underline-style="none" fo:font-weight="normal" style:text-blinking="false" style:font-size-asian="24pt" style:font-size-complex="24pt"/>
    </style:style>
    <style:style style:name="P2" style:family="paragraph" style:parent-style-name="Text_20_body">
      <style:paragraph-properties fo:margin-left="0.1043in" fo:margin-right="0in" fo:margin-top="0.1252in" fo:margin-bottom="0in" style:contextual-spacing="false" fo:line-height="166%" fo:text-indent="0in" style:auto-text-indent="false" style:writing-mode="lr-tb"/>
      <style:text-properties style:font-name="Lato" fo:font-size="11pt"/>
    </style:style>
    <style:style style:name="P3" style:family="paragraph" style:parent-style-name="Text_20_body">
      <style:paragraph-properties fo:margin-top="0.1252in" fo:margin-bottom="0in" style:contextual-spacing="false" fo:line-height="166%" style:writing-mode="lr-tb"/>
      <style:text-properties style:font-name="Lato" fo:font-size="11pt"/>
    </style:style>
    <style:style style:name="P4" style:family="paragraph" style:parent-style-name="Text_20_body" style:list-style-name="L1">
      <loext:graphic-properties draw:fill="none" draw:fill-color="#ffffff"/>
      <style:paragraph-properties fo:margin-left="0.1043in" fo:margin-right="0in" fo:margin-top="0in" fo:margin-bottom="0in" style:contextual-spacing="false" fo:line-height="166%" fo:text-indent="0in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Lato" fo:font-size="11pt" fo:font-style="normal" style:text-underline-style="none" fo:font-weight="normal" style:text-blinking="false"/>
    </style:style>
    <style:style style:name="P5" style:family="paragraph" style:parent-style-name="Text_20_body" style:list-style-name="L1">
      <loext:graphic-properties draw:fill="none" draw:fill-color="#ffffff"/>
      <style:paragraph-properties fo:margin-left="0.1043in" fo:margin-right="0in" fo:margin-top="0.0626in" fo:margin-bottom="0in" style:contextual-spacing="false" fo:line-height="166%" fo:text-indent="0in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Lato" fo:font-size="11pt" fo:font-style="normal" style:text-underline-style="none" fo:font-weight="normal" style:text-blink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ntinuous Stirred Tank Reactor Simulator for Fault Diagnosis Experiments</text:h>
      <text:list xml:id="list4061500958" text:style-name="L1">
        <text:list-item>
          <text:list>
            <text:list-item>
              <text:p text:style-name="P4">ORIGINAL SIMULATOR IN FORTRAN</text:p>
            </text:list-item>
            <text:list-item>
              <text:p text:style-name="P5">IMPROVED SIMULATOR IN C</text:p>
            </text:list-item>
            <text:list-item>
              <text:p text:style-name="P5">DATA</text:p>
            </text:list-item>
            <text:list-item>
              <text:p text:style-name="P5">DOCUMENTATION</text:p>
            </text:list-item>
          </text:list>
        </text:list-item>
      </text:list>
      <text:p text:style-name="P2">REFERENCES</text:p>
      <text:p text:style-name="P3">F. E. Finch, "Automated fault diagnosis of chemical process plants using model-based reasoning,"</text:p>
      <text:p text:style-name="P3">Ph.D. dissertation, Massachusetts Institute of Technology, Dept. of Chemical Engineering, 1989.</text:p>
      <text:p text:style-name="P3">Available: http://hdl.handle.net/1721.1/14194</text:p>
      <text:p text:style-name="P3"/>
      <text:p text:style-name="P3">O. O. Oyeleye, "Qualitative modeling of continuous chemical processes and applications to fault diagnosis,"</text:p>
      <text:p text:style-name="P3">Ph.D. dissertation, Massachusetts Institute of Technology, Dept. of Chemical Engineering, 1990.</text:p>
      <text:p text:style-name="P3">Available: http://hdl.handle.net/1721.1/14281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2T11:59:21.446907487</meta:creation-date>
    <dc:date>2023-05-16T16:14:27.639500597</dc:date>
    <meta:editing-duration>PT3H36M3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77" meta:character-count="640" meta:non-whitespace-character-count="578"/>
  </office:meta>
</office:document-meta>
</file>